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4pt" style:font-name-asian="Courier New" style:font-size-asian="14pt" style:font-name-complex="Courier New" style:font-size-complex="14pt"/>
    </style:style>
    <style:style style:name="T1" style:family="text">
      <style:text-properties fo:color="#000000"/>
    </style:style>
    <style:style style:name="T2" style:family="text">
      <style:text-properties fo:color="#000000" style:font-name-asian="Courier New" style:font-name-complex="Courier New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bold" style:font-name-asian="Courier New" style:font-weight-asian="bold" style:font-name-complex="Courier New" style:font-weight-complex="bold"/>
    </style:style>
    <style:style style:name="T5" style:family="text">
      <style:text-properties fo:color="#000000" style:font-name="Times New Roman" fo:font-weight="bold" style:font-weight-asian="bold" style:font-weight-complex="bold"/>
    </style:style>
    <style:style style:name="T6" style:family="text">
      <style:text-properties fo:color="#000000" style:font-name="Times New Roman" fo:font-weight="bold" style:font-name-asian="Courier New" style:font-weight-asian="bold" style:font-name-complex="Courier New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wap Quotes With Active Positions:</text:p>
      <text:p text:style-name="P3"/>
      <text:p text:style-name="P3">&lt;&lt;swapTable, echo=FALSE, results = xml&gt;&gt;=</text:p>
      <text:p text:style-name="P3">currentStyles = getStyles()</text:p>
      <text:p text:style-name="P3">if( !is.null( WeatherReport$<text:span text:style-name="T2">swapTestResults ) )</text:span></text:p>
      <text:p text:style-name="P9">{</text:p>
      <text:p text:style-name="P3">odfTable(</text:p>
      <text:p text:style-name="P3"><text:tab/>WeatherReport$<text:span text:style-name="T2">swapTestResults, </text:span></text:p>
      <text:p text:style-name="P3"><text:tab/>horizontal = TRUE, useRowNames = FALSE, digits=2)</text:p>
      <text:p text:style-name="P3">}</text:p>
      <text:p text:style-name="P3">@</text:p>
      <text:p text:style-name="P3"/>
      <text:p text:style-name="P3">Swap Position Coverage: <text:span text:style-name="T5">\Sexpr{</text:span><text:span text:style-name="T6">round(WeatherReport$swapCoverage*100, 1)</text:span><text:span text:style-name="T5">}% </text:span></text:p>
      <text:p text:style-name="P3"/>
      <text:p text:style-name="P3">Verified: <text:span text:style-name="T3">\Sexpr{</text:span><text:span text:style-name="T4">dollar(WeatherReport$vovVerified)</text:span><text:span text:style-name="T3">} </text:span><text:span text:style-name="T7">of </text:span><text:span text:style-name="T3">\Sexpr{</text:span><text:span text:style-name="T4">dollar(WeatherReport$vovTotal)</text:span><text:span text:style-name="T3">}</text:span></text:p>
      <text:p text:style-name="P7">Option Quotes With Active Positions:</text:p>
      <text:p text:style-name="P3"/>
      <text:p text:style-name="P3">&lt;&lt;optionTable, echo=FALSE, results = xml&gt;&gt;=</text:p>
      <text:p text:style-name="P3">if( !is.null( WeatherReport$optionTestResults<text:span text:style-name="T2"> ) )</text:span></text:p>
      <text:p text:style-name="P9">{</text:p>
      <text:p text:style-name="P3">odfTable(</text:p>
      <text:p text:style-name="P3"><text:tab/>WeatherReport$optionTestResults,</text:p>
      <text:p text:style-name="P3"><text:tab/>horizontal = TRUE, useRowNames = FALSE, digits=2)</text:p>
      <text:p text:style-name="P3">}</text:p>
      <text:p text:style-name="P3">@</text:p>
      <text:p text:style-name="P5"/>
      <text:p text:style-name="P3">Option Position Coverage: <text:span text:style-name="T3">\Sexpr{</text:span><text:span text:style-name="T4">round(WeatherReport$optionCoverage*100, 1)</text:span><text:span text:style-name="T3">}% </text:span></text:p>
      <text:p text:style-name="P6"/>
      <text:p text:style-name="P4"><text:span text:style-name="T1">Option Delta Coverage: </text:span><text:span text:style-name="T3">\Sexpr{</text:span><text:span text:style-name="T4">round(WeatherReport$optionDeltaCoverage*100, 1)</text:span><text:span text:style-name="T3">}% </text:span></text:p>
      <text:p text:style-name="P6"/>
      <text:p text:style-name="P4"><text:span text:style-name="T1">Option Vega Coverage: </text:span><text:span text:style-name="T3">\Sexpr{</text:span><text:span text:style-name="T4">round(WeatherReport$optionVegaCoverage*100, 1)</text:span><text:span text:style-name="T3">}% </text:span></text:p>
      <text:p text:style-name="P7">Weather Position Report As Of: <text:span text:style-name="T8">\Sexpr{WeatherReport$asOfDate}</text:span>:</text:p>
      <text:p text:style-name="P3"/>
      <text:p text:style-name="P3">&lt;&lt;positionTable, echo=FALSE, results = xml&gt;&gt;=</text:p>
      <text:p text:style-name="P3">odfTable(</text:p>
      <text:p text:style-name="P3"><text:tab/>WeatherReport$positionData,</text:p>
      <text:p text:style-name="P3"><text:tab/>horizontal = TRUE, useRowNames = FALSE, digits=5)</text:p>
      <text:p text:style-name="P3">@</text:p>
      <text:p text:style-name="P7">Yellow Jacket Quotes For <text:span text:style-name="T8">\Sexpr{WeatherReport$asOfDate}</text:span>:</text:p>
      <text:p text:style-name="P3"/>
      <text:p text:style-name="P3">&lt;&lt;quoteTable, echo=FALSE, results = xml&gt;&gt;=</text:p>
      <text:p text:style-name="P3">odfTable(</text:p>
      <text:p text:style-name="P3"><text:tab/>WeatherReport$quoteData,</text:p>
      <text:p text:style-name="P3"><text:tab/>horizontal = TRUE, useRowNames = FALSE, digits=2)</text:p>
      <text:p text:style-name="P3">@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rialCenteredBold" style:family="paragraph">
      <style:paragraph-properties fo:text-align="center" style:justify-single-word="false"/>
      <style:text-properties fo:color="#000000" style:font-name="Arial" fo:font-size="12pt" fo:font-weight="bold"/>
    </style:style>
    <style:style style:name="ArialCentered" style:family="paragraph">
      <style:paragraph-properties fo:text-align="center" style:justify-single-word="false"/>
      <style:text-properties fo:color="#000000" style:font-name="Arial" fo:font-size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Weather PV Repor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John Scillieri</meta:initial-creator>
    <meta:creation-date>2008-01-04T17:08:22</meta:creation-date>
    <dc:date>2008-03-03T16:17:20</dc:date>
    <meta:editing-cycles>80</meta:editing-cycles>
    <meta:editing-duration>PT1H40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37" meta:word-count="140" meta:character-count="1264"/>
  </office:meta>
</office:document-meta>
</file>